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marker-start="Circle" draw:textarea-vertical-align="middle"/>
    </style:style>
    <style:style style:name="gr3" style:family="graphic" style:parent-style-name="standard">
      <style:graphic-properties draw:fill-color="#ffcccc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cc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Circle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 style:text-autospace="ideograph-alpha"/>
    </style:style>
    <style:style style:name="P4" style:family="paragraph">
      <style:paragraph-properties fo:text-align="center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left="0cm" fo:margin-right="1.524cm" fo:margin-top="0cm" fo:margin-bottom="0cm" fo:line-height="100%" fo:text-align="center" fo:text-indent="0cm"/>
      <style:text-properties fo:font-size="8pt" style:font-size-asian="8pt" style:font-size-complex="8pt"/>
    </style:style>
    <style:style style:name="P12" style:family="paragraph">
      <style:paragraph-properties fo:margin-left="0cm" fo:margin-right="0.203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style:use-window-font-color="true"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'Lucida Sans'" style:font-family-generic-complex="system" style:font-pitch-complex="variable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8.081cm" svg:y1="5.699cm" svg:x2="4.238cm" svg:y2="4.556cm" draw:start-shape="id1" draw:start-glue-point="0" draw:end-shape="id2" draw:end-glue-point="2" svg:d="M18081 5699l-13843-1143">
          <text:p/>
        </draw:connector>
        <draw:connector draw:style-name="gr1" draw:text-style-name="P1" draw:layer="layout" draw:type="line" svg:x1="18.081cm" svg:y1="7.858cm" svg:x2="18.081cm" svg:y2="6.334cm" draw:start-shape="id3" draw:start-glue-point="0" draw:end-shape="id1" draw:end-glue-point="2" svg:d="M18081 7858v-1524">
          <text:p/>
        </draw:connector>
        <draw:connector draw:style-name="gr2" draw:text-style-name="P2" draw:layer="layout" svg:x1="16.113cm" svg:y1="3.857cm" svg:x2="20.558cm" svg:y2="3.857cm" draw:start-shape="id4" draw:start-glue-point="1" draw:end-shape="id5" draw:end-glue-point="3" svg:d="M16113 3857h4445">
          <text:p text:style-name="P2"><text:s/>providedAccounts / provider</text:p>
          <text:p text:style-name="P2"/>
        </draw:connector>
        <draw:rect draw:style-name="gr3" draw:text-style-name="P4" draw:layer="layout" svg:width="3.937cm" svg:height="0.635cm" svg:x="10.334cm" svg:y="1.636cm">
          <text:p text:style-name="P3"><text:span text:style-name="T1">NamedLongUniqueObject</text:span></text:p>
        </draw:rect>
        <draw:connector draw:style-name="gr1" draw:text-style-name="P1" draw:layer="layout" draw:type="line" svg:x1="23.542cm" svg:y1="9.89cm" svg:x2="23.542cm" svg:y2="6.334cm" draw:start-shape="id6" draw:start-glue-point="0" draw:end-shape="id7" draw:end-glue-point="2" svg:d="M23542 9890v-3556">
          <text:p/>
        </draw:connector>
        <draw:rect draw:style-name="gr4" draw:text-style-name="P5" xml:id="id7" draw:id="id7" draw:layer="layout" svg:width="4.699cm" svg:height="0.635cm" svg:x="21.193cm" svg:y="5.699cm">
          <text:p text:style-name="P1"><text:span text:style-name="T2">AbstractAccountProviderEntity</text:span></text:p>
        </draw:rect>
        <draw:connector draw:style-name="gr1" draw:text-style-name="P1" draw:layer="layout" draw:type="line" svg:x1="23.542cm" svg:y1="5.699cm" svg:x2="23.542cm" svg:y2="4.556cm" draw:start-shape="id7" draw:start-glue-point="0" draw:end-shape="id5" svg:d="M23542 5699v-1143">
          <text:p/>
        </draw:connector>
        <draw:rect draw:style-name="gr4" draw:text-style-name="P5" xml:id="id9" draw:id="id9" draw:layer="layout" svg:width="4.826cm" svg:height="0.668cm" svg:x="1.889cm" svg:y="5.699cm">
          <text:p text:style-name="P1"><text:span text:style-name="T2">AbstractAccountHolderEntity</text:span></text:p>
        </draw:rect>
        <draw:connector draw:style-name="gr1" draw:text-style-name="P1" draw:layer="layout" draw:type="line" svg:x1="4.302cm" svg:y1="9.89cm" svg:x2="4.302cm" svg:y2="6.367cm" draw:start-shape="id8" draw:start-glue-point="0" draw:end-shape="id9" draw:end-glue-point="2" svg:d="M4302 9890v-3523">
          <text:p/>
        </draw:connector>
        <draw:rect draw:style-name="gr4" draw:text-style-name="P5" xml:id="id11" draw:id="id11" draw:layer="layout" svg:width="3.556cm" svg:height="0.635cm" svg:x="12.049cm" svg:y="5.699cm">
          <text:p text:style-name="P1"><text:span text:style-name="T2">AbstractAccountEntity</text:span></text:p>
        </draw:rect>
        <draw:connector draw:style-name="gr1" draw:text-style-name="P1" draw:layer="layout" draw:type="line" svg:x1="13.827cm" svg:y1="9.89cm" svg:x2="13.827cm" svg:y2="6.334cm" draw:start-shape="id10" draw:start-glue-point="0" draw:end-shape="id11" draw:end-glue-point="2" svg:d="M13827 9890v-3556">
          <text:p/>
        </draw:connector>
        <draw:connector draw:style-name="gr1" draw:text-style-name="P1" draw:layer="layout" draw:type="line" svg:x1="13.827cm" svg:y1="5.699cm" svg:x2="13.763cm" svg:y2="4.936cm" draw:start-shape="id11" draw:start-glue-point="0" draw:end-shape="id4" draw:end-glue-point="2" svg:d="M13827 5699l-64-763">
          <text:p/>
        </draw:connector>
        <draw:rect draw:style-name="gr4" draw:text-style-name="P5" xml:id="id3" draw:id="id3" draw:layer="layout" svg:width="5.969cm" svg:height="0.762cm" svg:x="15.097cm" svg:y="7.858cm">
          <text:p text:style-name="P1"><text:span text:style-name="T2">AbstractAccountHolderProviderEntity </text:span></text:p>
        </draw:rect>
        <draw:connector draw:style-name="gr1" draw:text-style-name="P1" draw:layer="layout" draw:type="line" svg:x1="18.081cm" svg:y1="7.858cm" svg:x2="23.542cm" svg:y2="6.334cm" draw:start-shape="id3" draw:start-glue-point="0" draw:end-shape="id7" draw:end-glue-point="2" svg:d="M18081 7858l5461-1524">
          <text:p/>
        </draw:connector>
        <draw:connector draw:style-name="gr1" draw:text-style-name="P1" draw:layer="layout" svg:x1="18.081cm" svg:y1="12.938cm" svg:x2="18.081cm" svg:y2="8.62cm" draw:start-shape="id12" draw:start-glue-point="0" draw:end-shape="id3" draw:end-glue-point="2" svg:d="M18081 12938v-4318">
          <text:p/>
        </draw:connector>
        <draw:g xml:id="id12" draw:id="id12">
          <draw:rect draw:style-name="gr4" draw:text-style-name="P5" draw:layer="layout" svg:width="5.969cm" svg:height="0.762cm" svg:x="15.097cm" svg:y="12.938cm">
            <text:p text:style-name="P1"><text:span text:style-name="T2">AccountHolderProviderEntity </text:span></text:p>
          </draw:rect>
          <draw:rect draw:style-name="gr4" draw:text-style-name="P7" draw:layer="layout" svg:width="5.969cm" svg:height="0.889cm" svg:x="15.097cm" svg:y="13.7cm">
            <text:p text:style-name="P6"><text:span text:style-name="T3">@Entity</text:span></text:p>
            <text:p text:style-name="P6"><text:span text:style-name="T3">@Table=”account_holder_providers” </text:span></text:p>
          </draw:rect>
          <draw:rect draw:style-name="gr4" draw:text-style-name="P5" draw:layer="layout" svg:width="5.969cm" svg:height="0.762cm" svg:x="15.097cm" svg:y="14.589cm">
            <text:p/>
          </draw:rect>
        </draw:g>
        <draw:rect draw:style-name="gr3" draw:text-style-name="P4" draw:layer="layout" svg:width="2.159cm" svg:height="0.635cm" svg:x="14.716cm" svg:y="1.635cm">
          <text:p text:style-name="P3"><text:span text:style-name="T1">Describable</text:span></text:p>
        </draw:rect>
        <draw:rect draw:style-name="gr3" draw:text-style-name="P4" draw:layer="layout" svg:width="2.032cm" svg:height="0.635cm" svg:x="7.985cm" svg:y="1.635cm">
          <text:p text:style-name="P3"><text:span text:style-name="T1">Auditable</text:span></text:p>
        </draw:rect>
        <draw:g xml:id="id10" draw:id="id10">
          <draw:rect draw:style-name="gr4" draw:text-style-name="P5" draw:layer="layout" svg:width="3.556cm" svg:height="0.762cm" svg:x="12.049cm" svg:y="9.89cm">
            <text:p text:style-name="P1"><text:span text:style-name="T2">AccountEntity</text:span></text:p>
          </draw:rect>
          <draw:rect draw:style-name="gr4" draw:text-style-name="P6" draw:layer="layout" svg:width="3.556cm" svg:height="0.889cm" svg:x="12.049cm" svg:y="10.652cm">
            <text:p text:style-name="P6"><text:span text:style-name="T3">@Entity</text:span></text:p>
            <text:p text:style-name="P6"><text:span text:style-name="T3">@Table=”accounts”</text:span></text:p>
          </draw:rect>
          <draw:rect draw:style-name="gr4" draw:text-style-name="P6" draw:layer="layout" svg:width="3.556cm" svg:height="0.762cm" svg:x="12.049cm" svg:y="11.541cm">
            <text:p/>
          </draw:rect>
        </draw:g>
        <draw:g xml:id="id6" draw:id="id6">
          <draw:rect draw:style-name="gr4" draw:text-style-name="P5" draw:layer="layout" svg:width="3.937cm" svg:height="0.762cm" svg:x="21.573cm" svg:y="9.89cm">
            <text:p text:style-name="P1"><text:span text:style-name="T2">AccountProviderEntity</text:span></text:p>
          </draw:rect>
          <draw:rect draw:style-name="gr4" draw:text-style-name="P7" draw:layer="layout" svg:width="3.937cm" svg:height="0.762cm" svg:x="21.573cm" svg:y="10.652cm">
            <text:p text:style-name="P6"><text:span text:style-name="T3">@Entity</text:span></text:p>
            <text:p text:style-name="P6"><text:span text:style-name="T3">@Table=”account_providers” </text:span></text:p>
          </draw:rect>
          <draw:rect draw:style-name="gr4" draw:text-style-name="P5" draw:layer="layout" svg:width="3.937cm" svg:height="0.762cm" svg:x="21.573cm" svg:y="11.541cm">
            <text:p/>
          </draw:rect>
          <draw:rect draw:style-name="gr4" draw:text-style-name="P7" draw:layer="layout" svg:width="3.937cm" svg:height="0.889cm" svg:x="21.574cm" svg:y="10.652cm">
            <text:p text:style-name="P6"><text:span text:style-name="T3">@Entity</text:span></text:p>
            <text:p text:style-name="P6"><text:span text:style-name="T3">@Table=”account_providers” </text:span></text:p>
          </draw:rect>
        </draw:g>
        <draw:rect draw:style-name="gr3" draw:text-style-name="P4" draw:layer="layout" svg:width="2.159cm" svg:height="0.635cm" svg:x="17.256cm" svg:y="1.635cm">
          <text:p text:style-name="P3"><text:span text:style-name="T1">Enableable</text:span></text:p>
        </draw:rect>
        <draw:g xml:id="id8" draw:id="id8">
          <draw:rect draw:style-name="gr4" draw:text-style-name="P5" draw:layer="layout" svg:width="3.81cm" svg:height="0.762cm" svg:x="2.397cm" svg:y="9.89cm">
            <text:p text:style-name="P1"><text:span text:style-name="T2">AccountHolderEntity</text:span></text:p>
          </draw:rect>
          <draw:rect draw:style-name="gr4" draw:text-style-name="P6" draw:layer="layout" svg:width="3.81cm" svg:height="0.889cm" svg:x="2.397cm" svg:y="10.652cm">
            <text:p text:style-name="P6"><text:span text:style-name="T3">@Entity</text:span></text:p>
            <text:p text:style-name="P6"><text:span text:style-name="T3">@Table=”account_holders” </text:span></text:p>
          </draw:rect>
          <draw:rect draw:style-name="gr4" draw:text-style-name="P6" draw:layer="layout" svg:width="3.81cm" svg:height="0.762cm" svg:x="2.397cm" svg:y="11.541cm">
            <text:p/>
          </draw:rect>
        </draw:g>
        <draw:g>
          <draw:rect draw:style-name="gr5" draw:text-style-name="P1" draw:layer="layout" svg:width="4.445cm" svg:height="3.556cm" svg:x="1cm" svg:y="17.002cm">
            <text:p/>
          </draw:rect>
          <draw:connector draw:style-name="gr1" draw:text-style-name="P1" draw:layer="layout" svg:x1="3.683cm" svg:y1="18.267cm" svg:x2="3.667cm" svg:y2="17.383cm" svg:d="M3683 18267v-442h-16v-442">
            <text:p/>
          </draw:connector>
          <draw:connector draw:style-name="gr2" draw:text-style-name="P2" draw:layer="layout" svg:x1="5.318cm" svg:y1="18.526cm" svg:x2="3.662cm" svg:y2="18.541cm" svg:d="M5318 18526h-828v15h-828">
            <text:p/>
          </draw:connector>
          <draw:frame draw:style-name="gr6" draw:text-style-name="P8" draw:layer="layout" svg:width="1.903cm" svg:height="0.569cm" svg:x="1.508cm" svg:y="17.637cm">
            <draw:text-box>
              <text:p><text:span text:style-name="T3">Inheritance</text:span></text:p>
            </draw:text-box>
          </draw:frame>
          <draw:frame draw:style-name="gr6" draw:text-style-name="P8" draw:layer="layout" svg:width="2.145cm" svg:height="0.569cm" svg:x="1.508cm" svg:y="18.272cm">
            <draw:text-box>
              <text:p><text:span text:style-name="T3">One-to-Many</text:span></text:p>
            </draw:text-box>
          </draw:frame>
          <draw:rect draw:style-name="gr3" draw:text-style-name="P5" draw:layer="layout" svg:width="2.667cm" svg:height="0.635cm" svg:x="1.762cm" svg:y="18.78cm">
            <text:p text:style-name="P1"><text:span text:style-name="T4">Interface</text:span></text:p>
          </draw:rect>
          <draw:rect draw:style-name="gr4" draw:text-style-name="P5" draw:layer="layout" svg:width="2.667cm" svg:height="0.635cm" svg:x="1.762cm" svg:y="19.542cm">
            <text:p text:style-name="P5"><text:span text:style-name="T2">Class</text:span></text:p>
          </draw:rect>
          <draw:frame draw:style-name="gr6" draw:text-style-name="P10" draw:layer="layout" svg:width="1.637cm" svg:height="0.624cm" svg:x="1cm" svg:y="17.034cm">
            <draw:text-box>
              <text:p text:style-name="P9"><text:span text:style-name="T5">Legend</text:span></text:p>
            </draw:text-box>
          </draw:frame>
        </draw:g>
        <draw:connector draw:style-name="gr7" draw:text-style-name="P7" draw:layer="layout" svg:x1="6.207cm" svg:y1="11.096cm" svg:x2="12.049cm" svg:y2="11.096cm" draw:start-shape="id8" draw:start-glue-point="1" draw:end-shape="id10" draw:end-glue-point="3" svg:d="M6207 11096h5842">
          <text:p text:style-name="P1"><text:span text:style-name="T3">holder / heldAccounts</text:span></text:p>
          <text:p text:style-name="P1"><text:span text:style-name="T3"/></text:p>
        </draw:connector>
        <draw:connector draw:style-name="gr7" draw:text-style-name="P7" draw:layer="layout" svg:x1="21.573cm" svg:y1="11.096cm" svg:x2="15.605cm" svg:y2="11.096cm" draw:start-shape="id6" draw:start-glue-point="3" draw:end-shape="id10" draw:end-glue-point="1" svg:d="M21573 11096h-5968">
          <text:p text:style-name="P1"><text:span text:style-name="T3">providedAccounts / provider</text:span></text:p>
          <text:p text:style-name="P1"><text:span text:style-name="T3"/></text:p>
        </draw:connector>
        <draw:connector draw:style-name="gr8" draw:text-style-name="P11" draw:layer="layout" draw:type="line" svg:x1="15.097cm" svg:y1="14.144cm" svg:x2="13.827cm" svg:y2="12.303cm" draw:start-shape="id12" draw:start-glue-point="3" draw:end-shape="id10" draw:end-glue-point="2" svg:d="M15097 14144l-1270-1841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2">providedAccounts / providerHolder</text:p>
          <text:p text:style-name="P12"/>
          <text:p text:style-name="P12"/>
          <text:p text:style-name="P12"/>
          <text:p text:style-name="P12"/>
        </draw:connector>
        <draw:connector draw:style-name="gr7" draw:text-style-name="P11" draw:layer="layout" draw:line-skew="0.896cm" svg:x1="18.081cm" svg:y1="15.351cm" svg:x2="13.827cm" svg:y2="12.303cm" draw:start-shape="id12" draw:start-glue-point="2" draw:end-shape="id10" draw:end-glue-point="2" svg:d="M18081 15351v1397h-4254v-4445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heldAccounts / holderProvider</text:p>
        </draw:connector>
        <draw:rect draw:style-name="gr3" draw:text-style-name="P5" xml:id="id1" draw:id="id1" draw:layer="layout" svg:width="3.683cm" svg:height="0.635cm" svg:x="16.24cm" svg:y="5.699cm">
          <text:p text:style-name="P1"><text:span text:style-name="T4">AccountHolderProvider</text:span></text:p>
        </draw:rect>
        <draw:connector draw:style-name="gr1" draw:text-style-name="P1" draw:layer="layout" draw:type="line" svg:x1="18.081cm" svg:y1="5.699cm" svg:x2="23.542cm" svg:y2="4.556cm" draw:start-shape="id1" draw:start-glue-point="0" draw:end-shape="id5" draw:end-glue-point="2" svg:d="M18081 5699l5461-1143">
          <text:p/>
        </draw:connector>
        <draw:frame draw:style-name="gr6" draw:text-style-name="P8" draw:layer="layout" svg:width="4.693cm" svg:height="0.569cm" svg:x="19.669cm" svg:y="1.701cm">
          <draw:text-box>
            <text:p><text:span text:style-name="T3">Top three interfaces extend these</text:span></text:p>
          </draw:text-box>
        </draw:frame>
        <draw:frame draw:style-name="gr9" draw:text-style-name="P8" draw:layer="layout" svg:width="4.571cm" svg:height="1.65cm" svg:x="5.446cm" svg:y="17.003cm">
          <draw:text-box>
            <text:p><text:span text:style-name="T3">An Entity extending a MappedSuperclass which itself extends another Entity is usually a bad design </text:span></text:p>
          </draw:text-box>
        </draw:frame>
        <draw:g xml:id="id2" draw:id="id2">
          <draw:rect draw:style-name="gr3" draw:text-style-name="P5" draw:layer="layout" svg:width="5.715cm" svg:height="0.635cm" svg:x="1.381cm" svg:y="3.159cm">
            <text:p text:style-name="P1"><text:span text:style-name="T4">AccountHolder</text:span></text:p>
          </draw:rect>
          <draw:rect draw:style-name="gr3" draw:text-style-name="P6" draw:layer="layout" svg:width="5.715cm" svg:height="0.762cm" svg:x="1.381cm" svg:y="3.794cm">
            <text:p text:style-name="P6"><text:span text:style-name="T6">Set&lt;Account&gt; getHeldAccounts()</text:span></text:p>
            <text:p text:style-name="P6"><text:span text:style-name="T6">setHeldAccounts(Set&lt;Account&gt; accounts)</text:span></text:p>
          </draw:rect>
        </draw:g>
        <draw:connector draw:style-name="gr1" draw:text-style-name="P1" draw:layer="layout" draw:type="line" svg:x1="4.302cm" svg:y1="5.699cm" svg:x2="4.238cm" svg:y2="4.556cm" draw:start-shape="id9" draw:start-glue-point="0" draw:end-shape="id2" draw:end-glue-point="2" svg:d="M4302 5699l-64-1143">
          <text:p/>
        </draw:connector>
        <draw:g xml:id="id4" draw:id="id4">
          <draw:rect draw:style-name="gr3" draw:text-style-name="P5" draw:layer="layout" svg:width="4.699cm" svg:height="0.675cm" svg:x="11.414cm" svg:y="2.778cm">
            <text:p text:style-name="P1"><text:span text:style-name="T4">Account</text:span></text:p>
          </draw:rect>
          <draw:rect draw:style-name="gr3" draw:text-style-name="P6" draw:layer="layout" svg:width="4.699cm" svg:height="1.484cm" svg:x="11.414cm" svg:y="3.452cm">
            <text:p text:style-name="P6"><text:span text:style-name="T6">AccountHolder getHolder()</text:span></text:p>
            <text:p text:style-name="P6"><text:span text:style-name="T6">AccountProvider getProvider()</text:span></text:p>
            <text:p text:style-name="P6"><text:span text:style-name="T6">void setHolder(AccountHolder)</text:span></text:p>
            <text:p text:style-name="P6"><text:span text:style-name="T6">void setProvider(AccountProvider)</text:span></text:p>
          </draw:rect>
        </draw:g>
        <draw:g xml:id="id5" draw:id="id5">
          <draw:rect draw:style-name="gr3" draw:text-style-name="P5" draw:layer="layout" svg:width="5.969cm" svg:height="0.635cm" svg:x="20.558cm" svg:y="3.159cm">
            <text:p text:style-name="P1"><text:span text:style-name="T2">AccountProvider</text:span></text:p>
          </draw:rect>
          <draw:rect draw:style-name="gr3" draw:text-style-name="P5" draw:layer="layout" svg:width="5.969cm" svg:height="0.762cm" svg:x="20.558cm" svg:y="3.794cm">
            <text:p text:style-name="P6"><text:span text:style-name="T6">Set&lt;Account&gt; getProvidedAccounts()</text:span></text:p>
            <text:p text:style-name="P6"><text:span text:style-name="T6">setProvidedAccounts(Set&lt;Account&gt; accounts)</text:span></text:p>
          </draw:rect>
        </draw:g>
        <draw:connector draw:style-name="gr8" draw:text-style-name="P7" draw:layer="layout" draw:type="line" svg:x1="7.096cm" svg:y1="3.857cm" svg:x2="11.414cm" svg:y2="3.857cm" draw:start-shape="id2" draw:start-glue-point="1" draw:end-shape="id4" draw:end-glue-point="3" svg:d="M7096 3857h4318">
          <text:p text:style-name="P1"><text:span text:style-name="T3">heldAccounts / holder</text:span></text:p>
          <text:p text:style-name="P1"><text:span text:style-name="T3"/></text:p>
        </draw:connector>
      </draw:page>
      <draw:page draw:name="page2" draw:style-name="dp1" draw:master-page-name="Default">
        <draw:rect draw:style-name="gr3" draw:text-style-name="P5" xml:id="id13" draw:id="id13" draw:layer="layout" svg:width="2.667cm" svg:height="0.635cm" svg:x="21.828cm" svg:y="6.842cm">
          <text:p text:style-name="P1"><text:span text:style-name="T4">Organization</text:span></text:p>
        </draw:rect>
        <draw:connector draw:style-name="gr1" draw:text-style-name="P1" draw:layer="layout" draw:type="line" svg:x1="23.161cm" svg:y1="6.842cm" svg:x2="23.161cm" svg:y2="4.81cm" draw:start-shape="id13" draw:start-glue-point="0" draw:end-shape="id14" draw:end-glue-point="2" svg:d="M23161 6842v-2032">
          <text:p/>
        </draw:connector>
        <draw:connector draw:style-name="gr1" draw:text-style-name="P1" draw:layer="layout" draw:type="line" svg:x1="18.208cm" svg:y1="10.779cm" svg:x2="18.208cm" svg:y2="8.493cm" draw:start-shape="id15" draw:start-glue-point="0" draw:end-shape="id16" draw:end-glue-point="2" svg:d="M18208 10779v-2286">
          <text:p/>
        </draw:connector>
        <draw:g xml:id="id16" draw:id="id16">
          <draw:rect draw:style-name="gr4" draw:text-style-name="P5" draw:layer="layout" svg:width="5.969cm" svg:height="0.762cm" svg:x="15.224cm" svg:y="6.08cm">
            <text:p text:style-name="P1"><text:span text:style-name="T2">AccountHolderProviderEntity </text:span></text:p>
          </draw:rect>
          <draw:rect draw:style-name="gr4" draw:text-style-name="P7" draw:layer="layout" svg:width="5.969cm" svg:height="0.889cm" svg:x="15.224cm" svg:y="6.842cm">
            <text:p text:style-name="P6"><text:span text:style-name="T3">@Entity</text:span></text:p>
            <text:p text:style-name="P6"><text:span text:style-name="T3">@Table=”account_holder_providers” </text:span></text:p>
          </draw:rect>
          <draw:rect draw:style-name="gr4" draw:text-style-name="P5" draw:layer="layout" svg:width="5.969cm" svg:height="0.762cm" svg:x="15.224cm" svg:y="7.731cm">
            <text:p/>
          </draw:rect>
        </draw:g>
        <draw:connector draw:style-name="gr1" draw:text-style-name="P1" draw:layer="layout" draw:type="line" svg:x1="18.208cm" svg:y1="10.779cm" svg:x2="23.161cm" svg:y2="7.477cm" draw:start-shape="id15" draw:start-glue-point="0" draw:end-shape="id13" draw:end-glue-point="2" svg:d="M18208 10779l4953-3302">
          <text:p/>
        </draw:connector>
        <draw:rect draw:style-name="gr3" draw:text-style-name="P5" xml:id="id14" draw:id="id14" draw:layer="layout" svg:width="3.683cm" svg:height="0.635cm" svg:x="21.32cm" svg:y="4.175cm">
          <text:p text:style-name="P1"><text:span text:style-name="T4">AccountHolderProvider</text:span></text:p>
        </draw:rect>
        <draw:g>
          <draw:rect draw:style-name="gr4" draw:text-style-name="P5" xml:id="id15" draw:id="id15" draw:layer="layout" svg:width="4.699cm" svg:height="0.508cm" svg:x="15.859cm" svg:y="10.779cm">
            <text:p text:style-name="P1"><text:span text:style-name="T2">OrganizationEntity</text:span></text:p>
          </draw:rect>
          <draw:rect draw:style-name="gr4" draw:text-style-name="P5" draw:layer="layout" svg:width="4.699cm" svg:height="1.143cm" svg:x="15.859cm" svg:y="11.287cm">
            <text:p text:style-name="P6"><text:span text:style-name="T3">@Entity</text:span></text:p>
            <text:p text:style-name="P6"><text:span text:style-name="T3">@Table=”organizations” </text:span></text:p>
            <text:p text:style-name="P6"><text:span text:style-name="T3">@Inheritance(strategy = JOINED)</text:span></text:p>
          </draw:rect>
          <draw:rect draw:style-name="gr4" draw:text-style-name="P5" draw:layer="layout" svg:width="4.699cm" svg:height="1.016cm" svg:x="15.859cm" svg:y="12.43cm">
            <text:p/>
          </draw:rect>
        </draw:g>
        <draw:g>
          <draw:rect draw:style-name="gr5" draw:text-style-name="P1" draw:layer="layout" svg:width="4.445cm" svg:height="3.556cm" svg:x="1.001cm" svg:y="17.002cm">
            <text:p/>
          </draw:rect>
          <draw:connector draw:style-name="gr1" draw:text-style-name="P1" draw:layer="layout" svg:x1="3.684cm" svg:y1="18.267cm" svg:x2="3.668cm" svg:y2="17.383cm" svg:d="M3684 18267v-442h-16v-442">
            <text:p/>
          </draw:connector>
          <draw:connector draw:style-name="gr2" draw:text-style-name="P2" draw:layer="layout" svg:x1="5.319cm" svg:y1="18.526cm" svg:x2="3.663cm" svg:y2="18.541cm" svg:d="M5319 18526h-828v15h-828">
            <text:p/>
          </draw:connector>
          <draw:frame draw:style-name="gr6" draw:text-style-name="P8" draw:layer="layout" svg:width="1.903cm" svg:height="0.569cm" svg:x="1.509cm" svg:y="17.637cm">
            <draw:text-box>
              <text:p><text:span text:style-name="T3">Inheritance</text:span></text:p>
            </draw:text-box>
          </draw:frame>
          <draw:frame draw:style-name="gr6" draw:text-style-name="P8" draw:layer="layout" svg:width="2.145cm" svg:height="0.569cm" svg:x="1.509cm" svg:y="18.272cm">
            <draw:text-box>
              <text:p><text:span text:style-name="T3">One-to-Many</text:span></text:p>
            </draw:text-box>
          </draw:frame>
          <draw:rect draw:style-name="gr3" draw:text-style-name="P5" draw:layer="layout" svg:width="2.667cm" svg:height="0.635cm" svg:x="1.763cm" svg:y="18.78cm">
            <text:p text:style-name="P1"><text:span text:style-name="T4">Interface</text:span></text:p>
          </draw:rect>
          <draw:rect draw:style-name="gr4" draw:text-style-name="P5" draw:layer="layout" svg:width="2.667cm" svg:height="0.635cm" svg:x="1.763cm" svg:y="19.542cm">
            <text:p text:style-name="P5"><text:span text:style-name="T2">Class</text:span></text:p>
          </draw:rect>
          <draw:frame draw:style-name="gr6" draw:text-style-name="P10" draw:layer="layout" svg:width="1.637cm" svg:height="0.624cm" svg:x="1.001cm" svg:y="17.034cm">
            <draw:text-box>
              <text:p text:style-name="P9"><text:span text:style-name="T5">Legend</text:span></text:p>
            </draw:text-box>
          </draw:frame>
        </draw:g>
        <draw:frame draw:style-name="gr10" draw:text-style-name="P8" draw:layer="layout" svg:width="4.699cm" svg:height="2.159cm" svg:x="5.445cm" svg:y="17.002cm">
          <draw:text-box>
            <text:p><text:span text:style-name="T3">An Entity extending a MappedSuperclass which itself extends another Entity is usually a bad design </text:span></text:p>
          </draw:text-box>
        </draw:frame>
        <draw:g xml:id="id17" draw:id="id17">
          <draw:rect draw:style-name="gr4" draw:text-style-name="P5" draw:layer="layout" svg:width="4.445cm" svg:height="0.508cm" svg:x="9.636cm" svg:y="10.779cm">
            <text:p text:style-name="P1"><text:span text:style-name="T2">OrganizationAccountEntity</text:span></text:p>
          </draw:rect>
          <draw:rect draw:style-name="gr4" draw:text-style-name="P5" draw:layer="layout" svg:width="4.445cm" svg:height="1.143cm" svg:x="9.636cm" svg:y="11.287cm">
            <text:p text:style-name="P6"><text:span text:style-name="T3">@Entity</text:span></text:p>
            <text:p text:style-name="P6"><text:span text:style-name="T3">@Table=”organization_accounts” </text:span></text:p>
            <text:p text:style-name="P6"><text:span text:style-name="T3">@Inheritance(strategy = JOINED)</text:span></text:p>
          </draw:rect>
          <draw:rect draw:style-name="gr4" draw:text-style-name="P5" draw:layer="layout" svg:width="4.445cm" svg:height="1.016cm" svg:x="9.636cm" svg:y="12.43cm">
            <text:p/>
          </draw:rect>
        </draw:g>
        <draw:g xml:id="id18" draw:id="id18">
          <draw:rect draw:style-name="gr4" draw:text-style-name="P5" draw:layer="layout" svg:width="3.683cm" svg:height="0.762cm" svg:x="10.017cm" svg:y="6.08cm">
            <text:p text:style-name="P1"><text:span text:style-name="T2">AccountEntity</text:span></text:p>
          </draw:rect>
          <draw:rect draw:style-name="gr4" draw:text-style-name="P6" draw:layer="layout" svg:width="3.683cm" svg:height="0.889cm" svg:x="10.017cm" svg:y="6.842cm">
            <text:p text:style-name="P6"><text:span text:style-name="T3">@Entity</text:span></text:p>
            <text:p text:style-name="P6"><text:span text:style-name="T3">@Table=”accounts”</text:span></text:p>
          </draw:rect>
          <draw:rect draw:style-name="gr4" draw:text-style-name="P6" draw:layer="layout" svg:width="3.683cm" svg:height="0.762cm" svg:x="10.017cm" svg:y="7.731cm">
            <text:p/>
          </draw:rect>
        </draw:g>
        <draw:connector draw:style-name="gr1" draw:text-style-name="P1" draw:layer="layout" svg:x1="11.858cm" svg:y1="10.779cm" svg:x2="11.858cm" svg:y2="8.493cm" draw:start-shape="id17" draw:start-glue-point="0" draw:end-shape="id18" draw:end-glue-point="2" svg:d="M11858 10779v-2286">
          <text:p/>
        </draw:connector>
        <draw:rect draw:style-name="gr3" draw:text-style-name="P5" xml:id="id20" draw:id="id20" draw:layer="layout" svg:width="2.794cm" svg:height="0.635cm" svg:x="5.699cm" svg:y="4.302cm">
          <text:p text:style-name="P1"><text:span text:style-name="T4">Account</text:span></text:p>
        </draw:rect>
        <draw:rect draw:style-name="gr3" draw:text-style-name="P5" xml:id="id19" draw:id="id19" draw:layer="layout" svg:width="3.556cm" svg:height="0.635cm" svg:x="5.318cm" svg:y="6.969cm">
          <text:p text:style-name="P1"><text:span text:style-name="T4">OrganizationAccount</text:span></text:p>
        </draw:rect>
        <draw:connector draw:style-name="gr1" draw:text-style-name="P1" draw:layer="layout" draw:type="line" svg:x1="11.858cm" svg:y1="10.779cm" svg:x2="7.096cm" svg:y2="7.604cm" draw:start-shape="id17" draw:start-glue-point="0" draw:end-shape="id19" draw:end-glue-point="2" svg:d="M11858 10779l-4762-3175">
          <text:p/>
        </draw:connector>
        <draw:connector draw:style-name="gr1" draw:text-style-name="P1" draw:layer="layout" draw:type="line" svg:x1="7.096cm" svg:y1="6.969cm" svg:x2="7.096cm" svg:y2="4.937cm" draw:start-shape="id19" draw:start-glue-point="0" draw:end-shape="id20" draw:end-glue-point="2" svg:d="M7096 6969v-2032">
          <text:p/>
        </draw:connector>
      </draw:page>
      <draw:page draw:name="page3" draw:style-name="dp1" draw:master-page-name="Default">
        <draw:rect draw:style-name="gr3" draw:text-style-name="P5" xml:id="id21" draw:id="id21" draw:layer="layout" svg:width="2.667cm" svg:height="0.635cm" svg:x="22.209cm" svg:y="7.604cm">
          <text:p text:style-name="P1"><text:span text:style-name="T4">ServiceProvider</text:span></text:p>
        </draw:rect>
        <draw:connector draw:style-name="gr1" draw:text-style-name="P1" draw:layer="layout" draw:type="line" svg:x1="23.542cm" svg:y1="7.604cm" svg:x2="23.542cm" svg:y2="5.572cm" draw:start-shape="id21" draw:start-glue-point="0" draw:end-shape="id22" draw:end-glue-point="2" svg:d="M23542 7604v-2032">
          <text:p/>
        </draw:connector>
        <draw:connector draw:style-name="gr1" draw:text-style-name="P1" draw:layer="layout" draw:type="line" svg:x1="18.208cm" svg:y1="11.541cm" svg:x2="18.208cm" svg:y2="9.255cm" draw:start-shape="id23" draw:start-glue-point="0" draw:end-shape="id24" draw:end-glue-point="2" svg:d="M18208 11541v-2286">
          <text:p/>
        </draw:connector>
        <draw:g xml:id="id24" draw:id="id24">
          <draw:rect draw:style-name="gr4" draw:text-style-name="P5" draw:layer="layout" svg:width="5.969cm" svg:height="0.762cm" svg:x="15.224cm" svg:y="6.842cm">
            <text:p text:style-name="P1"><text:span text:style-name="T2">AccountProviderEntity </text:span></text:p>
          </draw:rect>
          <draw:rect draw:style-name="gr4" draw:text-style-name="P7" draw:layer="layout" svg:width="5.969cm" svg:height="0.889cm" svg:x="15.224cm" svg:y="7.604cm">
            <text:p text:style-name="P6"><text:span text:style-name="T3">@Entity</text:span></text:p>
            <text:p text:style-name="P6"><text:span text:style-name="T3">@Table=”account_providers” </text:span></text:p>
          </draw:rect>
          <draw:rect draw:style-name="gr4" draw:text-style-name="P5" draw:layer="layout" svg:width="5.969cm" svg:height="0.762cm" svg:x="15.224cm" svg:y="8.493cm">
            <text:p/>
          </draw:rect>
        </draw:g>
        <draw:connector draw:style-name="gr1" draw:text-style-name="P1" draw:layer="layout" draw:type="line" svg:x1="18.208cm" svg:y1="11.541cm" svg:x2="23.542cm" svg:y2="8.239cm" draw:start-shape="id23" draw:start-glue-point="0" draw:end-shape="id21" draw:end-glue-point="2" svg:d="M18208 11541l5334-3302">
          <text:p/>
        </draw:connector>
        <draw:rect draw:style-name="gr3" draw:text-style-name="P5" xml:id="id22" draw:id="id22" draw:layer="layout" svg:width="3.683cm" svg:height="0.635cm" svg:x="21.701cm" svg:y="4.937cm">
          <text:p text:style-name="P1"><text:span text:style-name="T4">AccountProvider</text:span></text:p>
        </draw:rect>
        <draw:g>
          <draw:rect draw:style-name="gr4" draw:text-style-name="P5" xml:id="id23" draw:id="id23" draw:layer="layout" svg:width="4.445cm" svg:height="0.508cm" svg:x="15.986cm" svg:y="11.541cm">
            <text:p text:style-name="P1"><text:span text:style-name="T2">ServiceProviderEntity</text:span></text:p>
          </draw:rect>
          <draw:rect draw:style-name="gr4" draw:text-style-name="P5" draw:layer="layout" svg:width="4.445cm" svg:height="1.27cm" svg:x="15.986cm" svg:y="12.049cm">
            <text:p text:style-name="P6"><text:span text:style-name="T3">@Entity</text:span></text:p>
            <text:p text:style-name="P6"><text:span text:style-name="T3">@Table=”service_providers” </text:span></text:p>
            <text:p text:style-name="P6"><text:span text:style-name="T3">@Inheritance(strategy = JOINED)</text:span></text:p>
          </draw:rect>
          <draw:rect draw:style-name="gr4" draw:text-style-name="P5" draw:layer="layout" svg:width="4.445cm" svg:height="1.016cm" svg:x="15.986cm" svg:y="13.319cm">
            <text:p/>
          </draw:rect>
        </draw:g>
        <draw:g>
          <draw:rect draw:style-name="gr5" draw:text-style-name="P1" draw:layer="layout" svg:width="4.445cm" svg:height="3.556cm" svg:x="1.001cm" svg:y="17.002cm">
            <text:p/>
          </draw:rect>
          <draw:connector draw:style-name="gr1" draw:text-style-name="P1" draw:layer="layout" svg:x1="3.684cm" svg:y1="18.267cm" svg:x2="3.668cm" svg:y2="17.383cm" svg:d="M3684 18267v-442h-16v-442">
            <text:p/>
          </draw:connector>
          <draw:connector draw:style-name="gr2" draw:text-style-name="P2" draw:layer="layout" svg:x1="5.319cm" svg:y1="18.526cm" svg:x2="3.663cm" svg:y2="18.541cm" svg:d="M5319 18526h-828v15h-828">
            <text:p/>
          </draw:connector>
          <draw:frame draw:style-name="gr6" draw:text-style-name="P8" draw:layer="layout" svg:width="1.903cm" svg:height="0.569cm" svg:x="1.509cm" svg:y="17.637cm">
            <draw:text-box>
              <text:p><text:span text:style-name="T3">Inheritance</text:span></text:p>
            </draw:text-box>
          </draw:frame>
          <draw:frame draw:style-name="gr6" draw:text-style-name="P8" draw:layer="layout" svg:width="2.145cm" svg:height="0.569cm" svg:x="1.509cm" svg:y="18.272cm">
            <draw:text-box>
              <text:p><text:span text:style-name="T3">One-to-Many</text:span></text:p>
            </draw:text-box>
          </draw:frame>
          <draw:rect draw:style-name="gr3" draw:text-style-name="P5" draw:layer="layout" svg:width="2.667cm" svg:height="0.635cm" svg:x="1.763cm" svg:y="18.78cm">
            <text:p text:style-name="P1"><text:span text:style-name="T4">Interface</text:span></text:p>
          </draw:rect>
          <draw:rect draw:style-name="gr4" draw:text-style-name="P5" draw:layer="layout" svg:width="2.667cm" svg:height="0.635cm" svg:x="1.763cm" svg:y="19.542cm">
            <text:p text:style-name="P5"><text:span text:style-name="T2">Class</text:span></text:p>
          </draw:rect>
          <draw:frame draw:style-name="gr6" draw:text-style-name="P10" draw:layer="layout" svg:width="1.637cm" svg:height="0.624cm" svg:x="1.001cm" svg:y="17.034cm">
            <draw:text-box>
              <text:p text:style-name="P9"><text:span text:style-name="T5">Legend</text:span></text:p>
            </draw:text-box>
          </draw:frame>
        </draw:g>
        <draw:frame draw:style-name="gr10" draw:text-style-name="P8" draw:layer="layout" svg:width="4.699cm" svg:height="2.159cm" svg:x="5.445cm" svg:y="17.002cm">
          <draw:text-box>
            <text:p><text:span text:style-name="T3">An Entity extending a MappedSuperclass which itself extends another Entity is usually a bad design </text:span></text:p>
          </draw:text-box>
        </draw:frame>
        <draw:g xml:id="id25" draw:id="id25">
          <draw:rect draw:style-name="gr4" draw:text-style-name="P5" draw:layer="layout" svg:width="4.953cm" svg:height="0.508cm" svg:x="9.382cm" svg:y="11.542cm">
            <text:p text:style-name="P1"><text:span text:style-name="T2">ServiceProviderAccountEntity</text:span></text:p>
          </draw:rect>
          <draw:rect draw:style-name="gr4" draw:text-style-name="P5" draw:layer="layout" svg:width="4.953cm" svg:height="1.269cm" svg:x="9.382cm" svg:y="12.05cm">
            <text:p text:style-name="P6"><text:span text:style-name="T3">@Entity</text:span></text:p>
            <text:p text:style-name="P6"><text:span text:style-name="T3">@Table=”service_provider_accounts” </text:span></text:p>
            <text:p text:style-name="P6"><text:span text:style-name="T3">@Inheritance(strategy = JOINED)</text:span></text:p>
          </draw:rect>
          <draw:rect draw:style-name="gr4" draw:text-style-name="P5" draw:layer="layout" svg:width="4.953cm" svg:height="1.016cm" svg:x="9.382cm" svg:y="13.319cm">
            <text:p/>
          </draw:rect>
        </draw:g>
        <draw:g xml:id="id26" draw:id="id26">
          <draw:rect draw:style-name="gr4" draw:text-style-name="P5" draw:layer="layout" svg:width="3.683cm" svg:height="0.762cm" svg:x="10.018cm" svg:y="6.843cm">
            <text:p text:style-name="P1"><text:span text:style-name="T2">AccountEntity</text:span></text:p>
          </draw:rect>
          <draw:rect draw:style-name="gr4" draw:text-style-name="P6" draw:layer="layout" svg:width="3.683cm" svg:height="0.889cm" svg:x="10.018cm" svg:y="7.605cm">
            <text:p text:style-name="P6"><text:span text:style-name="T3">@Entity</text:span></text:p>
            <text:p text:style-name="P6"><text:span text:style-name="T3">@Table=”accounts”</text:span></text:p>
          </draw:rect>
          <draw:rect draw:style-name="gr4" draw:text-style-name="P6" draw:layer="layout" svg:width="3.683cm" svg:height="0.762cm" svg:x="10.018cm" svg:y="8.494cm">
            <text:p/>
          </draw:rect>
        </draw:g>
        <draw:connector draw:style-name="gr1" draw:text-style-name="P1" draw:layer="layout" svg:x1="11.858cm" svg:y1="11.542cm" svg:x2="11.859cm" svg:y2="9.256cm" draw:start-shape="id25" draw:start-glue-point="0" draw:end-shape="id26" draw:end-glue-point="2" svg:d="M11858 11542v-1143h1v-1143">
          <text:p/>
        </draw:connector>
        <draw:rect draw:style-name="gr3" draw:text-style-name="P5" xml:id="id27" draw:id="id27" draw:layer="layout" svg:width="3.683cm" svg:height="0.635cm" svg:x="5.064cm" svg:y="7.731cm">
          <text:p text:style-name="P1"><text:span text:style-name="T4">ServiceProviderAccount</text:span></text:p>
        </draw:rect>
        <draw:connector draw:style-name="gr1" draw:text-style-name="P1" draw:layer="layout" draw:type="line" svg:x1="11.858cm" svg:y1="11.542cm" svg:x2="6.905cm" svg:y2="8.366cm" draw:start-shape="id25" draw:start-glue-point="0" draw:end-shape="id27" draw:end-glue-point="2" svg:d="M11858 11542l-4953-3176">
          <text:p/>
        </draw:connector>
        <draw:rect draw:style-name="gr3" draw:text-style-name="P5" xml:id="id28" draw:id="id28" draw:layer="layout" svg:width="2.667cm" svg:height="0.635cm" svg:x="5.572cm" svg:y="4.937cm">
          <text:p text:style-name="P1"><text:span text:style-name="T4">Account</text:span></text:p>
        </draw:rect>
        <draw:connector draw:style-name="gr1" draw:text-style-name="P1" draw:layer="layout" draw:type="line" svg:x1="6.905cm" svg:y1="7.731cm" svg:x2="6.905cm" svg:y2="5.572cm" draw:start-shape="id27" draw:start-glue-point="0" draw:end-shape="id28" draw:end-glue-point="2" svg:d="M6905 7731v-2159">
          <text:p/>
        </draw:connector>
      </draw:page>
      <draw:page draw:name="page4" draw:style-name="dp1" draw:master-page-name="Default">
        <draw:rect draw:style-name="gr3" draw:text-style-name="P5" xml:id="id29" draw:id="id29" draw:layer="layout" svg:width="2.667cm" svg:height="0.635cm" svg:x="19.542cm" svg:y="6.969cm">
          <text:p text:style-name="P1"><text:span text:style-name="T4">Person</text:span></text:p>
        </draw:rect>
        <draw:connector draw:style-name="gr1" draw:text-style-name="P1" draw:layer="layout" draw:type="line" svg:x1="20.875cm" svg:y1="6.969cm" svg:x2="20.875cm" svg:y2="4.937cm" draw:start-shape="id29" draw:start-glue-point="0" draw:end-shape="id30" draw:end-glue-point="2" svg:d="M20875 6969v-2032">
          <text:p/>
        </draw:connector>
        <draw:connector draw:style-name="gr1" draw:text-style-name="P1" draw:layer="layout" draw:type="line" svg:x1="15.287cm" svg:y1="10.779cm" svg:x2="15.16cm" svg:y2="8.493cm" draw:start-shape="id31" draw:start-glue-point="0" draw:end-shape="id32" draw:end-glue-point="2" svg:d="M15287 10779l-127-2286">
          <text:p/>
        </draw:connector>
        <draw:g xml:id="id32" draw:id="id32">
          <draw:rect draw:style-name="gr4" draw:text-style-name="P5" draw:layer="layout" svg:width="5.969cm" svg:height="0.762cm" svg:x="12.176cm" svg:y="6.08cm">
            <text:p text:style-name="P1"><text:span text:style-name="T2">AccountHolderEntity </text:span></text:p>
          </draw:rect>
          <draw:rect draw:style-name="gr4" draw:text-style-name="P7" draw:layer="layout" svg:width="5.969cm" svg:height="0.889cm" svg:x="12.176cm" svg:y="6.842cm">
            <text:p text:style-name="P6"><text:span text:style-name="T3">@Entity</text:span></text:p>
            <text:p text:style-name="P6"><text:span text:style-name="T3">@Table=”account_holders” </text:span></text:p>
          </draw:rect>
          <draw:rect draw:style-name="gr4" draw:text-style-name="P5" draw:layer="layout" svg:width="5.969cm" svg:height="0.762cm" svg:x="12.176cm" svg:y="7.731cm">
            <text:p/>
          </draw:rect>
        </draw:g>
        <draw:connector draw:style-name="gr1" draw:text-style-name="P1" draw:layer="layout" draw:type="line" svg:x1="15.287cm" svg:y1="10.779cm" svg:x2="20.875cm" svg:y2="7.604cm" draw:start-shape="id31" draw:start-glue-point="0" draw:end-shape="id29" draw:end-glue-point="2" svg:d="M15287 10779l5588-3175">
          <text:p/>
        </draw:connector>
        <draw:rect draw:style-name="gr3" draw:text-style-name="P5" xml:id="id30" draw:id="id30" draw:layer="layout" svg:width="3.683cm" svg:height="0.635cm" svg:x="19.034cm" svg:y="4.302cm">
          <text:p text:style-name="P1"><text:span text:style-name="T4">AccountHolder</text:span></text:p>
        </draw:rect>
        <draw:g>
          <draw:rect draw:style-name="gr4" draw:text-style-name="P5" xml:id="id31" draw:id="id31" draw:layer="layout" svg:width="4.445cm" svg:height="0.508cm" svg:x="13.065cm" svg:y="10.779cm">
            <text:p text:style-name="P1"><text:span text:style-name="T2">PersonEntity</text:span></text:p>
          </draw:rect>
          <draw:rect draw:style-name="gr4" draw:text-style-name="P5" draw:layer="layout" svg:width="4.445cm" svg:height="1.27cm" svg:x="13.065cm" svg:y="11.287cm">
            <text:p text:style-name="P6"><text:span text:style-name="T3">@Entity</text:span></text:p>
            <text:p text:style-name="P6"><text:span text:style-name="T3">@Table=”persons”</text:span></text:p>
            <text:p text:style-name="P6"><text:span text:style-name="T3">@Inheritance(strategy = JOINED)</text:span></text:p>
          </draw:rect>
          <draw:rect draw:style-name="gr4" draw:text-style-name="P5" draw:layer="layout" svg:width="4.445cm" svg:height="1.016cm" svg:x="13.065cm" svg:y="12.557cm">
            <text:p/>
          </draw:rect>
        </draw:g>
        <draw:g>
          <draw:rect draw:style-name="gr5" draw:text-style-name="P1" draw:layer="layout" svg:width="4.445cm" svg:height="3.556cm" svg:x="1.001cm" svg:y="17.002cm">
            <text:p/>
          </draw:rect>
          <draw:connector draw:style-name="gr1" draw:text-style-name="P1" draw:layer="layout" svg:x1="3.684cm" svg:y1="18.267cm" svg:x2="3.668cm" svg:y2="17.383cm" svg:d="M3684 18267v-442h-16v-442">
            <text:p/>
          </draw:connector>
          <draw:connector draw:style-name="gr2" draw:text-style-name="P2" draw:layer="layout" svg:x1="5.319cm" svg:y1="18.526cm" svg:x2="3.663cm" svg:y2="18.541cm" svg:d="M5319 18526h-828v15h-828">
            <text:p/>
          </draw:connector>
          <draw:frame draw:style-name="gr6" draw:text-style-name="P8" draw:layer="layout" svg:width="1.903cm" svg:height="0.569cm" svg:x="1.509cm" svg:y="17.637cm">
            <draw:text-box>
              <text:p><text:span text:style-name="T3">Inheritance</text:span></text:p>
            </draw:text-box>
          </draw:frame>
          <draw:frame draw:style-name="gr6" draw:text-style-name="P8" draw:layer="layout" svg:width="2.145cm" svg:height="0.569cm" svg:x="1.509cm" svg:y="18.272cm">
            <draw:text-box>
              <text:p><text:span text:style-name="T3">One-to-Many</text:span></text:p>
            </draw:text-box>
          </draw:frame>
          <draw:rect draw:style-name="gr3" draw:text-style-name="P5" draw:layer="layout" svg:width="2.667cm" svg:height="0.635cm" svg:x="1.763cm" svg:y="18.78cm">
            <text:p text:style-name="P1"><text:span text:style-name="T4">Interface</text:span></text:p>
          </draw:rect>
          <draw:rect draw:style-name="gr4" draw:text-style-name="P5" draw:layer="layout" svg:width="2.667cm" svg:height="0.635cm" svg:x="1.763cm" svg:y="19.542cm">
            <text:p text:style-name="P5"><text:span text:style-name="T2">Class</text:span></text:p>
          </draw:rect>
          <draw:frame draw:style-name="gr6" draw:text-style-name="P10" draw:layer="layout" svg:width="1.637cm" svg:height="0.624cm" svg:x="1.001cm" svg:y="17.034cm">
            <draw:text-box>
              <text:p text:style-name="P9"><text:span text:style-name="T5">Legend</text:span></text:p>
            </draw:text-box>
          </draw:frame>
        </draw:g>
        <draw:frame draw:style-name="gr10" draw:text-style-name="P8" draw:layer="layout" svg:width="4.699cm" svg:height="2.159cm" svg:x="5.445cm" svg:y="17.002cm">
          <draw:text-box>
            <text:p><text:span text:style-name="T3">An Entity extending a MappedSuperclass which itself extends another Entity is usually a bad desig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Kephart</meta:initial-creator>
    <meta:creation-date>2024-12-12T11:09:44.55</meta:creation-date>
    <dc:date>2024-12-19T16:13:02.72</dc:date>
    <dc:creator>Gary Kephart</dc:creator>
    <meta:editing-duration>PT8H16M37S</meta:editing-duration>
    <meta:editing-cycles>14</meta:editing-cycles>
    <meta:generator>OpenOffice/4.1.15$Win32 OpenOffice.org_project/4115m2$Build-9813</meta:generator>
    <meta:document-statistic meta:object-count="158"/>
  </office:meta>
</office:document-meta>
</file>